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.013cm" fo:margin-left="0cm" table:align="left"/>
    </style:style>
    <style:style style:name="Таблица1.A" style:family="table-column">
      <style:table-column-properties style:column-width="4.895cm"/>
    </style:style>
    <style:style style:name="Таблица1.B" style:family="table-column">
      <style:table-column-properties style:column-width="12.118cm"/>
    </style:style>
    <style:style style:name="Таблица1.A1" style:family="table-cell">
      <style:table-cell-properties fo:background-color="#eeeeee" fo:padding="0cm" fo:border-left="0.05pt solid #000000" fo:border-right="none" fo:border-top="0.05pt solid #000000" fo:border-bottom="0.05pt solid #000000">
        <style:background-image/>
      </style:table-cell-properties>
    </style:style>
    <style:style style:name="Таблица1.B1" style:family="table-cell">
      <style:table-cell-properties fo:background-color="#eeeeee" fo:padding="0cm" fo:border="0.05pt solid #000000">
        <style:background-image/>
      </style:table-cell-properties>
    </style:style>
    <style:style style:name="Таблица1.A2" style:family="table-cell">
      <style:table-cell-properties fo:padding="0cm" fo:border-left="0.05pt solid #000000" fo:border-right="none" fo:border-top="none" fo:border-bottom="0.05pt solid #000000"/>
    </style:style>
    <style:style style:name="Таблица1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" style:family="table-cell">
      <style:table-cell-properties fo:padding="0cm" fo:border-left="0.05pt solid #000000" fo:border-right="none" fo:border-top="none" fo:border-bottom="0.05pt solid #000000"/>
    </style:style>
    <style:style style:name="Таблица1.B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4" style:family="table-cell">
      <style:table-cell-properties fo:padding="0cm" fo:border-left="0.05pt solid #000000" fo:border-right="none" fo:border-top="none" fo:border-bottom="0.05pt solid #000000"/>
    </style:style>
    <style:style style:name="Таблица1.B4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5" style:family="table-cell">
      <style:table-cell-properties fo:padding="0cm" fo:border-left="0.05pt solid #000000" fo:border-right="none" fo:border-top="none" fo:border-bottom="0.05pt solid #000000"/>
    </style:style>
    <style:style style:name="Таблица1.B5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6" style:family="table-cell">
      <style:table-cell-properties fo:padding="0cm" fo:border-left="0.05pt solid #000000" fo:border-right="none" fo:border-top="none" fo:border-bottom="0.05pt solid #000000"/>
    </style:style>
    <style:style style:name="Таблица1.B6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7" style:family="table-cell">
      <style:table-cell-properties fo:background-color="#ff8080" fo:padding="0cm" fo:border-left="0.05pt solid #000000" fo:border-right="none" fo:border-top="none" fo:border-bottom="0.05pt solid #000000">
        <style:background-image/>
      </style:table-cell-properties>
    </style:style>
    <style:style style:name="Таблица1.B7" style:family="table-cell">
      <style:table-cell-properties fo:background-color="#ff8080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2" style:family="table-cell">
      <style:table-cell-properties fo:background-color="#ccff99" fo:padding="0cm" fo:border-left="0.05pt solid #000000" fo:border-right="none" fo:border-top="none" fo:border-bottom="0.05pt solid #000000">
        <style:background-image/>
      </style:table-cell-properties>
    </style:style>
    <style:style style:name="Таблица1.B12" style:family="table-cell">
      <style:table-cell-properties fo:background-color="#ccff99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17" style:family="table-cell">
      <style:table-cell-properties fo:background-color="#ffcccc" fo:padding="0cm" fo:border-left="0.05pt solid #000000" fo:border-right="none" fo:border-top="none" fo:border-bottom="0.05pt solid #000000">
        <style:background-image/>
      </style:table-cell-properties>
    </style:style>
    <style:style style:name="Таблица1.B17" style:family="table-cell">
      <style:table-cell-properties fo:background-color="#ffcccc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22" style:family="table-cell">
      <style:table-cell-properties fo:background-color="#cfe7f5" fo:padding="0cm" fo:border-left="0.05pt solid #000000" fo:border-right="none" fo:border-top="none" fo:border-bottom="0.05pt solid #000000">
        <style:background-image/>
      </style:table-cell-properties>
    </style:style>
    <style:style style:name="Таблица1.B22" style:family="table-cell">
      <style:table-cell-properties fo:background-color="#cfe7f5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27" style:family="table-cell">
      <style:table-cell-properties fo:background-color="#cccc99" fo:padding="0cm" fo:border-left="0.05pt solid #000000" fo:border-right="none" fo:border-top="none" fo:border-bottom="0.05pt solid #000000">
        <style:background-image/>
      </style:table-cell-properties>
    </style:style>
    <style:style style:name="Таблица1.B27" style:family="table-cell">
      <style:table-cell-properties fo:background-color="#cccc99" fo:padding="0cm" fo:border-left="0.05pt solid #000000" fo:border-right="0.05pt solid #000000" fo:border-top="none" fo:border-bottom="0.05pt solid #000000">
        <style:background-image/>
      </style:table-cell-properties>
    </style:style>
    <style:style style:name="Таблица1.A32" style:family="table-cell">
      <style:table-cell-properties fo:padding="0cm" fo:border-left="0.05pt solid #000000" fo:border-right="none" fo:border-top="none" fo:border-bottom="0.05pt solid #000000"/>
    </style:style>
    <style:style style:name="Таблица1.B3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1.A33" style:family="table-cell">
      <style:table-cell-properties fo:padding="0cm" fo:border-left="0.05pt solid #000000" fo:border-right="none" fo:border-top="none" fo:border-bottom="0.05pt solid #000000"/>
    </style:style>
    <style:style style:name="Таблица1.B33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2" style:family="table">
      <style:table-properties style:width="17.013cm" fo:margin-left="0cm" table:align="left"/>
    </style:style>
    <style:style style:name="Таблица2.A" style:family="table-column">
      <style:table-column-properties style:column-width="4.895cm"/>
    </style:style>
    <style:style style:name="Таблица2.B" style:family="table-column">
      <style:table-column-properties style:column-width="12.118cm"/>
    </style:style>
    <style:style style:name="Таблица2.A1" style:family="table-cell">
      <style:table-cell-properties fo:padding="0cm" fo:border="0.05pt solid #000000"/>
    </style:style>
    <style:style style:name="Таблица2.A2" style:family="table-cell">
      <style:table-cell-properties fo:padding="0cm" fo:border-left="0.05pt solid #000000" fo:border-right="none" fo:border-top="none" fo:border-bottom="0.05pt solid #000000"/>
    </style:style>
    <style:style style:name="Таблица2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3" style:family="table">
      <style:table-properties style:width="17.013cm" fo:margin-left="0cm" table:align="left"/>
    </style:style>
    <style:style style:name="Таблица3.A" style:family="table-column">
      <style:table-column-properties style:column-width="4.895cm"/>
    </style:style>
    <style:style style:name="Таблица3.B" style:family="table-column">
      <style:table-column-properties style:column-width="12.118cm"/>
    </style:style>
    <style:style style:name="Таблица3.A1" style:family="table-cell">
      <style:table-cell-properties fo:padding="0cm" fo:border="0.05pt solid #000000"/>
    </style:style>
    <style:style style:name="Таблица3.A2" style:family="table-cell">
      <style:table-cell-properties fo:padding="0cm" fo:border-left="0.05pt solid #000000" fo:border-right="none" fo:border-top="none" fo:border-bottom="0.05pt solid #000000"/>
    </style:style>
    <style:style style:name="Таблица3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4" style:family="table">
      <style:table-properties style:width="17.013cm" fo:margin-left="0cm" table:align="left"/>
    </style:style>
    <style:style style:name="Таблица4.A" style:family="table-column">
      <style:table-column-properties style:column-width="4.895cm"/>
    </style:style>
    <style:style style:name="Таблица4.B" style:family="table-column">
      <style:table-column-properties style:column-width="12.118cm"/>
    </style:style>
    <style:style style:name="Таблица4.A1" style:family="table-cell">
      <style:table-cell-properties fo:padding="0cm" fo:border="0.05pt solid #000000"/>
    </style:style>
    <style:style style:name="Таблица4.A2" style:family="table-cell">
      <style:table-cell-properties fo:padding="0cm" fo:border-left="0.05pt solid #000000" fo:border-right="none" fo:border-top="none" fo:border-bottom="0.05pt solid #000000"/>
    </style:style>
    <style:style style:name="Таблица4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5" style:family="table">
      <style:table-properties style:width="17.013cm" fo:margin-left="0cm" table:align="left"/>
    </style:style>
    <style:style style:name="Таблица5.A" style:family="table-column">
      <style:table-column-properties style:column-width="4.895cm"/>
    </style:style>
    <style:style style:name="Таблица5.B" style:family="table-column">
      <style:table-column-properties style:column-width="12.118cm"/>
    </style:style>
    <style:style style:name="Таблица5.A1" style:family="table-cell">
      <style:table-cell-properties fo:padding="0cm" fo:border="0.05pt solid #000000"/>
    </style:style>
    <style:style style:name="Таблица5.A2" style:family="table-cell">
      <style:table-cell-properties fo:padding="0cm" fo:border-left="0.05pt solid #000000" fo:border-right="none" fo:border-top="none" fo:border-bottom="0.05pt solid #000000"/>
    </style:style>
    <style:style style:name="Таблица5.B2" style:family="table-cell">
      <style:table-cell-properties fo:padding="0cm" fo:border-left="0.05pt solid #000000" fo:border-right="0.05pt solid #000000" fo:border-top="none" fo:border-bottom="0.05pt solid #000000"/>
    </style:style>
    <style:style style:name="Таблица6" style:family="table">
      <style:table-properties style:width="17.013cm" fo:margin-left="0cm" table:align="left"/>
    </style:style>
    <style:style style:name="Таблица6.A" style:family="table-column">
      <style:table-column-properties style:column-width="4.895cm"/>
    </style:style>
    <style:style style:name="Таблица6.B" style:family="table-column">
      <style:table-column-properties style:column-width="12.118cm"/>
    </style:style>
    <style:style style:name="Таблица6.A1" style:family="table-cell">
      <style:table-cell-properties fo:padding="0cm" fo:border-left="0.05pt solid #000000" fo:border-right="none" fo:border-top="0.05pt solid #000000" fo:border-bottom="0.05pt solid #000000"/>
    </style:style>
    <style:style style:name="Таблица6.B1" style:family="table-cell">
      <style:table-cell-properties fo:padding="0cm" fo:border="0.05pt solid #000000"/>
    </style:style>
    <style:style style:name="P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/>
      <style:text-properties fo:font-size="12pt" fo:language="en" fo:country="US" fo:font-style="normal" officeooo:rsid="006329b4" officeooo:paragraph-rsid="001f5ed4" style:font-size-asian="12pt" style:font-style-asian="normal" style:font-size-complex="12pt" style:font-style-complex="normal"/>
    </style:style>
    <style:style style:name="P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fo:font-style="normal" officeooo:rsid="00e61c8e" officeooo:paragraph-rsid="00206862" style:font-size-asian="12pt" style:font-style-asian="normal" style:font-size-complex="12pt" style:font-style-complex="normal"/>
    </style:style>
    <style:style style:name="P3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e8f985" officeooo:paragraph-rsid="00236cbd" style:font-size-asian="12pt" style:font-weight-asian="bold" style:font-size-complex="12pt" style:font-weight-complex="bold"/>
    </style:style>
    <style:style style:name="P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language="en" fo:country="US" fo:font-weight="bold" officeooo:rsid="00236cbd" officeooo:paragraph-rsid="00236cbd" style:font-size-asian="12pt" style:font-weight-asian="bold" style:font-size-complex="12pt" style:font-weight-complex="bold"/>
    </style:style>
    <style:style style:name="P5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bold" officeooo:rsid="006fc813" officeooo:paragraph-rsid="006fc813" style:font-size-asian="12pt" style:font-weight-asian="bold" style:font-size-complex="12pt" style:font-weight-complex="bold"/>
    </style:style>
    <style:style style:name="P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ee9e19" officeooo:paragraph-rsid="004062b1" style:font-size-asian="12pt" style:font-size-complex="12pt"/>
    </style:style>
    <style:style style:name="P7" style:family="paragraph" style:parent-style-name="Standard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font-size="12pt" fo:language="en" fo:country="US" officeooo:rsid="00782df8" officeooo:paragraph-rsid="009e5f24" fo:background-color="transparent" style:font-size-asian="12pt" style:font-size-complex="12pt"/>
    </style:style>
    <style:style style:name="P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d993f" officeooo:paragraph-rsid="0083f856" style:font-weight-asian="normal" style:font-weight-complex="normal"/>
    </style:style>
    <style:style style:name="P1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0e9b44" officeooo:paragraph-rsid="0083f856" style:font-weight-asian="normal" style:font-weight-complex="normal"/>
    </style:style>
    <style:style style:name="P1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fo:language="en" fo:country="US" fo:font-weight="normal" officeooo:rsid="0020dc94" officeooo:paragraph-rsid="0083f856" style:font-weight-asian="normal" style:font-weight-complex="normal"/>
    </style:style>
    <style:style style:name="P1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language="en" fo:country="US" officeooo:rsid="00236cbd" officeooo:paragraph-rsid="00236cbd"/>
    </style:style>
    <style:style style:name="P1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fo:color="#ffd320" fo:font-size="12pt" fo:language="en" fo:country="US" fo:font-weight="bold" officeooo:rsid="00018ec4" officeooo:paragraph-rsid="00261894" fo:background-color="transparent" style:font-size-asian="12pt" style:font-weight-asian="bold" style:font-size-complex="12pt" style:font-weight-complex="bold"/>
    </style:style>
    <style:style style:name="P1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61894" fo:background-color="transparent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795ac" fo:background-color="transparent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9889e" fo:background-color="transparent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2f01d8" fo:background-color="transparent" style:font-size-asian="12pt" style:font-weight-asian="normal" style:font-size-complex="12pt" style:font-weight-complex="normal"/>
    </style:style>
    <style:style style:name="P1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79c9c0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8edfca" fo:background-color="transparent" style:font-size-asian="12pt" style:font-weight-asian="normal" style:font-size-complex="12pt" style:font-weight-complex="normal"/>
    </style:style>
    <style:style style:name="P2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a3c54d" fo:background-color="transparent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a6a4cd" fo:background-color="transparent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d15d24" fo:background-color="transparent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d4fac8" fo:background-color="transparent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cf6d8b" fo:background-color="transparent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2f01d8" fo:background-color="transparent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d6a52d" fo:background-color="transparent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e89b4c" fo:background-color="transparent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01d8" officeooo:paragraph-rsid="00ff9d6a" fo:background-color="transparent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2f4c30" fo:background-color="transparent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d15d24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4c30" officeooo:paragraph-rsid="00d4fac8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15d24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101ebd1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2ff8d0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15d24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d4fac8" fo:background-color="transparent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ff8d0" officeooo:paragraph-rsid="00e7901d" fo:background-color="transparent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14c4d9b" officeooo:paragraph-rsid="004062b1" fo:background-color="transparent" style:font-size-asian="12pt" style:font-weight-asian="normal" style:font-size-complex="12pt" style:font-weight-complex="normal"/>
    </style:style>
    <style:style style:name="P4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36533" officeooo:paragraph-rsid="00a36533" fo:background-color="transparent" style:font-size-asian="12pt" style:font-weight-asian="normal" style:font-size-complex="12pt" style:font-weight-complex="normal"/>
    </style:style>
    <style:style style:name="P4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53f32" officeooo:paragraph-rsid="00a53f32" fo:background-color="transparent" style:font-size-asian="12pt" style:font-weight-asian="normal" style:font-size-complex="12pt" style:font-weight-complex="normal"/>
    </style:style>
    <style:style style:name="P4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6a4cd" officeooo:paragraph-rsid="00a6a4cd" fo:background-color="transparent" style:font-size-asian="12pt" style:font-weight-asian="normal" style:font-size-complex="12pt" style:font-weight-complex="normal"/>
    </style:style>
    <style:style style:name="P4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733b2" officeooo:paragraph-rsid="00a733b2" fo:background-color="transparent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88459" fo:background-color="transparent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ba222" fo:background-color="transparent" style:font-size-asian="12pt" style:font-weight-asian="normal" style:font-size-complex="12pt" style:font-weight-complex="normal"/>
    </style:style>
    <style:style style:name="P4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adb50d" fo:background-color="transparent" style:font-size-asian="12pt" style:font-weight-asian="normal" style:font-size-complex="12pt" style:font-weight-complex="normal"/>
    </style:style>
    <style:style style:name="P4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65d85" fo:background-color="transparent" style:font-size-asian="12pt" style:font-weight-asian="normal" style:font-size-complex="12pt" style:font-weight-complex="normal"/>
    </style:style>
    <style:style style:name="P4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c282b3" fo:background-color="transparent" style:font-size-asian="12pt" style:font-weight-asian="normal" style:font-size-complex="12pt" style:font-weight-complex="normal"/>
    </style:style>
    <style:style style:name="P4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5d179" fo:background-color="transparent" style:font-size-asian="12pt" style:font-weight-asian="normal" style:font-size-complex="12pt" style:font-weight-complex="normal"/>
    </style:style>
    <style:style style:name="P5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677ba" fo:background-color="transparent" style:font-size-asian="12pt" style:font-weight-asian="normal" style:font-size-complex="12pt" style:font-weight-complex="normal"/>
    </style:style>
    <style:style style:name="P5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782f3" fo:background-color="transparent" style:font-size-asian="12pt" style:font-weight-asian="normal" style:font-size-complex="12pt" style:font-weight-complex="normal"/>
    </style:style>
    <style:style style:name="P5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9323e" fo:background-color="transparent" style:font-size-asian="12pt" style:font-weight-asian="normal" style:font-size-complex="12pt" style:font-weight-complex="normal"/>
    </style:style>
    <style:style style:name="P5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a12ad" fo:background-color="transparent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bd6e5" fo:background-color="transparent" style:font-size-asian="12pt" style:font-weight-asian="normal" style:font-size-complex="12pt" style:font-weight-complex="normal"/>
    </style:style>
    <style:style style:name="P5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fd076c" fo:background-color="transparent" style:font-size-asian="12pt" style:font-weight-asian="normal" style:font-size-complex="12pt" style:font-weight-complex="normal"/>
    </style:style>
    <style:style style:name="P5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991e9" fo:background-color="transparent" style:font-size-asian="12pt" style:font-weight-asian="normal" style:font-size-complex="12pt" style:font-weight-complex="normal"/>
    </style:style>
    <style:style style:name="P5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88459" officeooo:paragraph-rsid="00b83991" fo:background-color="transparent" style:font-size-asian="12pt" style:font-weight-asian="normal" style:font-size-complex="12pt" style:font-weight-complex="normal"/>
    </style:style>
    <style:style style:name="P5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9a735" officeooo:paragraph-rsid="00a9a735" fo:background-color="transparent" style:font-size-asian="12pt" style:font-weight-asian="normal" style:font-size-complex="12pt" style:font-weight-complex="normal"/>
    </style:style>
    <style:style style:name="P5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9a735" officeooo:paragraph-rsid="00fe0d42" fo:background-color="transparent" style:font-size-asian="12pt" style:font-weight-asian="normal" style:font-size-complex="12pt" style:font-weight-complex="normal"/>
    </style:style>
    <style:style style:name="P6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aba222" officeooo:paragraph-rsid="00aba222" fo:background-color="transparent" style:font-size-asian="12pt" style:font-weight-asian="normal" style:font-size-complex="12pt" style:font-weight-complex="normal"/>
    </style:style>
    <style:style style:name="P6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b991e9" officeooo:paragraph-rsid="00b991e9" fo:background-color="transparent" style:font-size-asian="12pt" style:font-weight-asian="normal" style:font-size-complex="12pt" style:font-weight-complex="normal"/>
    </style:style>
    <style:style style:name="P6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ba3477" officeooo:paragraph-rsid="00ba3477" fo:background-color="transparent" style:font-size-asian="12pt" style:font-weight-asian="normal" style:font-size-complex="12pt" style:font-weight-complex="normal"/>
    </style:style>
    <style:style style:name="P63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be320f" officeooo:paragraph-rsid="00be320f" fo:background-color="transparent" style:font-size-asian="12pt" style:font-weight-asian="normal" style:font-size-complex="12pt" style:font-weight-complex="normal"/>
    </style:style>
    <style:style style:name="P6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0e1c4" officeooo:paragraph-rsid="00c0e1c4" fo:background-color="transparent" style:font-size-asian="12pt" style:font-weight-asian="normal" style:font-size-complex="12pt" style:font-weight-complex="normal"/>
    </style:style>
    <style:style style:name="P6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2559d" officeooo:paragraph-rsid="00c2559d" fo:background-color="transparent" style:font-size-asian="12pt" style:font-weight-asian="normal" style:font-size-complex="12pt" style:font-weight-complex="normal"/>
    </style:style>
    <style:style style:name="P6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570bf" officeooo:paragraph-rsid="00c570bf" fo:background-color="transparent" style:font-size-asian="12pt" style:font-weight-asian="normal" style:font-size-complex="12pt" style:font-weight-complex="normal"/>
    </style:style>
    <style:style style:name="P6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6aa78" officeooo:paragraph-rsid="00c6aa78" fo:background-color="transparent" style:font-size-asian="12pt" style:font-weight-asian="normal" style:font-size-complex="12pt" style:font-weight-complex="normal"/>
    </style:style>
    <style:style style:name="P6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7f917" officeooo:paragraph-rsid="00c7f917" fo:background-color="transparent" style:font-size-asian="12pt" style:font-weight-asian="normal" style:font-size-complex="12pt" style:font-weight-complex="normal"/>
    </style:style>
    <style:style style:name="P6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c9926" officeooo:paragraph-rsid="00cc9926" fo:background-color="transparent" style:font-size-asian="12pt" style:font-weight-asian="normal" style:font-size-complex="12pt" style:font-weight-complex="normal"/>
    </style:style>
    <style:style style:name="P7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fad73" officeooo:paragraph-rsid="00cfad73" fo:background-color="transparent" style:font-size-asian="12pt" style:font-weight-asian="normal" style:font-size-complex="12pt" style:font-weight-complex="normal"/>
    </style:style>
    <style:style style:name="P7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fad73" officeooo:paragraph-rsid="00d15d24" fo:background-color="transparent" style:font-size-asian="12pt" style:font-weight-asian="normal" style:font-size-complex="12pt" style:font-weight-complex="normal"/>
    </style:style>
    <style:style style:name="P72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cfad73" officeooo:paragraph-rsid="00d4fac8" fo:background-color="transparent" style:font-size-asian="12pt" style:font-weight-asian="normal" style:font-size-complex="12pt" style:font-weight-complex="normal"/>
    </style:style>
    <style:style style:name="P73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2ff8d0" fo:background-color="transparent" style:font-size-asian="12pt" style:font-weight-asian="normal" style:font-size-complex="12pt" style:font-weight-complex="normal"/>
    </style:style>
    <style:style style:name="P74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3c39f6" officeooo:paragraph-rsid="00d8a334" fo:background-color="transparent" style:font-size-asian="12pt" style:font-weight-asian="normal" style:font-size-complex="12pt" style:font-weight-complex="normal"/>
    </style:style>
    <style:style style:name="P75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0d823cb" fo:background-color="transparent" style:font-size-asian="12pt" style:font-weight-asian="normal" style:font-size-complex="12pt" style:font-weight-complex="normal"/>
    </style:style>
    <style:style style:name="P76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10056d2" fo:background-color="transparent" style:font-size-asian="12pt" style:font-weight-asian="normal" style:font-size-complex="12pt" style:font-weight-complex="normal"/>
    </style:style>
    <style:style style:name="P77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0d8a334" fo:background-color="transparent" style:font-size-asian="12pt" style:font-weight-asian="normal" style:font-size-complex="12pt" style:font-weight-complex="normal"/>
    </style:style>
    <style:style style:name="P78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23cb" officeooo:paragraph-rsid="01048217" fo:background-color="transparent" style:font-size-asian="12pt" style:font-weight-asian="normal" style:font-size-complex="12pt" style:font-weight-complex="normal"/>
    </style:style>
    <style:style style:name="P79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d8a334" officeooo:paragraph-rsid="00d8a334" fo:background-color="transparent" style:font-size-asian="12pt" style:font-weight-asian="normal" style:font-size-complex="12pt" style:font-weight-complex="normal"/>
    </style:style>
    <style:style style:name="P80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bold" officeooo:rsid="007230e9" officeooo:paragraph-rsid="007230e9" fo:background-color="transparent" style:font-size-asian="12pt" style:font-weight-asian="bold" style:font-size-complex="12pt" style:font-weight-complex="bold"/>
    </style:style>
    <style:style style:name="P81" style:family="paragraph" style:parent-style-name="Standard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rsid="000d993f" officeooo:paragraph-rsid="0083f856"/>
    </style:style>
    <style:style style:name="P82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padding="0.074cm" fo:border-left="none" fo:border-right="none" fo:border-top="none" fo:border-bottom="0.99pt solid #000000" style:join-border="false">
        <style:tab-stops>
          <style:tab-stop style:position="6.085cm"/>
        </style:tab-stops>
      </style:paragraph-properties>
      <style:text-properties officeooo:paragraph-rsid="00d8a334"/>
    </style:style>
    <style:style style:name="P83" style:family="paragraph" style:parent-style-name="Text_20_body">
      <style:paragraph-properties fo:margin-left="0.101cm" fo:margin-right="0cm" fo:margin-top="0cm" fo:margin-bottom="0cm" loext:contextual-spacing="false" fo:text-align="center" style:justify-single-word="false" fo:text-indent="0cm" style:auto-text-indent="false"/>
      <style:text-properties fo:font-size="12pt" fo:font-style="italic" officeooo:rsid="00c13b24" officeooo:paragraph-rsid="001d19cc" style:font-size-asian="12pt" style:font-style-asian="italic" style:font-size-complex="12pt" style:font-style-complex="italic"/>
    </style:style>
    <style:style style:name="P84" style:family="paragraph" style:parent-style-name="Text_20_body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fo:font-style="normal" officeooo:rsid="006329b4" officeooo:paragraph-rsid="01088bf7" style:font-size-asian="12pt" style:font-style-asian="normal" style:font-size-complex="12pt" style:font-style-complex="normal"/>
    </style:style>
    <style:style style:name="P85" style:family="paragraph" style:parent-style-name="Title">
      <style:paragraph-properties fo:margin-left="0.101cm" fo:margin-right="0cm" fo:margin-top="0cm" fo:margin-bottom="0cm" loext:contextual-spacing="false" fo:text-indent="0cm" style:auto-text-indent="false"/>
      <style:text-properties fo:font-size="18pt" officeooo:paragraph-rsid="001d19cc" style:font-size-asian="18pt" style:font-size-complex="18pt"/>
    </style:style>
    <style:style style:name="P86" style:family="paragraph" style:parent-style-name="Standard">
      <style:paragraph-properties fo:margin-left="0.101cm" fo:margin-right="0cm" fo:margin-top="0cm" fo:margin-bottom="0cm" loext:contextual-spacing="false" fo:text-align="center" style:justify-single-word="false" fo:text-indent="0cm" style:auto-text-indent="false" fo:break-before="page" fo:padding="0.074cm" fo:border-left="none" fo:border-right="none" fo:border-top="none" fo:border-bottom="0.99pt solid #000000" style:join-border="false"/>
      <style:text-properties fo:font-size="12pt" fo:language="en" fo:country="US" officeooo:rsid="0039c73a" officeooo:paragraph-rsid="00261894" style:font-size-asian="12pt" style:font-size-complex="12pt"/>
    </style:style>
    <style:style style:name="P8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6.085cm"/>
        </style:tab-stops>
      </style:paragraph-properties>
      <style:text-properties style:use-window-font-color="true" fo:font-size="12pt" fo:language="en" fo:country="US" fo:font-weight="normal" officeooo:rsid="00261894" officeooo:paragraph-rsid="00d15d24" fo:background-color="transparent" style:font-size-asian="12pt" style:font-weight-asian="normal" style:font-size-complex="12pt" style:font-weight-complex="normal"/>
    </style:style>
    <style:style style:name="P88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style="normal" officeooo:rsid="00e05e10" officeooo:paragraph-rsid="00e05e10" style:font-size-asian="12pt" style:font-style-asian="normal" style:font-size-complex="12pt" style:font-style-complex="normal"/>
    </style:style>
    <style:style style:name="P89" style:family="paragraph" style:parent-style-name="Text_20_body">
      <style:paragraph-properties fo:margin-left="0cm" fo:margin-right="0cm" fo:margin-top="0cm" fo:margin-bottom="0cm" loext:contextual-spacing="false" fo:text-indent="0cm" style:auto-text-indent="false"/>
      <style:text-properties fo:font-size="12pt" fo:language="en" fo:country="US" fo:font-style="normal" officeooo:rsid="00e05e10" officeooo:paragraph-rsid="00ee04aa" style:font-size-asian="12pt" style:font-style-asian="normal" style:font-size-complex="12pt" style:font-style-complex="normal"/>
    </style:style>
    <style:style style:name="P90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6fc813" style:font-size-asian="12pt" style:font-weight-asian="normal" style:font-size-complex="12pt" style:font-weight-complex="normal"/>
    </style:style>
    <style:style style:name="P91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99bed6" style:font-size-asian="12pt" style:font-weight-asian="normal" style:font-size-complex="12pt" style:font-weight-complex="normal"/>
    </style:style>
    <style:style style:name="P92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9b71b1" style:font-size-asian="12pt" style:font-weight-asian="normal" style:font-size-complex="12pt" style:font-weight-complex="normal"/>
    </style:style>
    <style:style style:name="P93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6fc813" officeooo:paragraph-rsid="00998f71" style:font-size-asian="12pt" style:font-weight-asian="normal" style:font-size-complex="12pt" style:font-weight-complex="normal"/>
    </style:style>
    <style:style style:name="P94" style:family="paragraph" style:parent-style-name="Standard" style:list-style-name="L1">
      <style:paragraph-properties fo:margin-top="0cm" fo:margin-bottom="0cm" loext:contextual-spacing="false"/>
      <style:text-properties fo:font-size="12pt" fo:language="en" fo:country="US" fo:font-weight="normal" officeooo:rsid="009c063b" officeooo:paragraph-rsid="009c063b" style:font-size-asian="12pt" style:font-weight-asian="normal" style:font-size-complex="12pt" style:font-weight-complex="normal"/>
    </style:style>
    <style:style style:name="P95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font-size="12pt" fo:language="en" fo:country="US" officeooo:rsid="008b014f" officeooo:paragraph-rsid="00236cbd" style:font-size-asian="12pt" style:font-size-complex="12pt"/>
    </style:style>
    <style:style style:name="P96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color="#ffd320" fo:font-size="12pt" fo:language="en" fo:country="US" fo:font-weight="bold" officeooo:rsid="00377161" officeooo:paragraph-rsid="00236cbd" style:font-size-asian="12pt" style:font-weight-asian="bold" style:font-size-complex="12pt" style:font-weight-complex="bold"/>
    </style:style>
    <style:style style:name="P97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/>
      <style:text-properties fo:language="en" fo:country="US" officeooo:rsid="00377161" officeooo:paragraph-rsid="00236cbd"/>
    </style:style>
    <style:style style:name="P98" style:family="paragraph" style:parent-style-name="Standard" style:list-style-name="L2">
      <style:paragraph-properties fo:margin-left="0.101cm" fo:margin-right="0cm" fo:margin-top="0cm" fo:margin-bottom="0cm" loext:contextual-spacing="false" fo:text-indent="0cm" style:auto-text-indent="false">
        <style:tab-stops>
          <style:tab-stop style:position="6.085cm"/>
        </style:tab-stops>
      </style:paragraph-properties>
      <style:text-properties fo:language="en" fo:country="US" officeooo:rsid="00377161" officeooo:paragraph-rsid="00236cbd"/>
    </style:style>
    <style:style style:name="P99" style:family="paragraph" style:parent-style-name="Standard" style:list-style-name="L2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0782df8"/>
    </style:style>
    <style:style style:name="P100" style:family="paragraph" style:parent-style-name="Standard" style:list-style-name="L2">
      <style:paragraph-properties fo:margin-left="0.101cm" fo:margin-right="0cm" fo:margin-top="0cm" fo:margin-bottom="0cm" loext:contextual-spacing="false" fo:text-align="start" style:justify-single-word="false" fo:text-indent="0cm" style:auto-text-indent="false">
        <style:tab-stops>
          <style:tab-stop style:position="6.085cm"/>
        </style:tab-stops>
      </style:paragraph-properties>
      <style:text-properties officeooo:paragraph-rsid="009cf005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18ec4"/>
    </style:style>
    <style:style style:name="T3" style:family="text">
      <style:text-properties fo:language="en" fo:country="US" officeooo:rsid="0061ca3f"/>
    </style:style>
    <style:style style:name="T4" style:family="text">
      <style:text-properties fo:language="en" fo:country="US" officeooo:rsid="00603df5"/>
    </style:style>
    <style:style style:name="T5" style:family="text">
      <style:text-properties fo:language="en" fo:country="US" officeooo:rsid="008818bc"/>
    </style:style>
    <style:style style:name="T6" style:family="text">
      <style:text-properties fo:language="en" fo:country="US" officeooo:rsid="0096e48c"/>
    </style:style>
    <style:style style:name="T7" style:family="text">
      <style:text-properties fo:language="en" fo:country="US" officeooo:rsid="00cf6d8b"/>
    </style:style>
    <style:style style:name="T8" style:family="text">
      <style:text-properties fo:language="en" fo:country="US" officeooo:rsid="00d32d76"/>
    </style:style>
    <style:style style:name="T9" style:family="text">
      <style:text-properties fo:language="en" fo:country="US" officeooo:rsid="00d8a334"/>
    </style:style>
    <style:style style:name="T10" style:family="text">
      <style:text-properties fo:language="en" fo:country="US" fo:font-weight="bold" style:font-weight-asian="bold" style:font-weight-complex="bold"/>
    </style:style>
    <style:style style:name="T11" style:family="text">
      <style:text-properties fo:language="en" fo:country="US" fo:font-weight="bold" officeooo:rsid="0020dc94" style:font-weight-asian="bold" style:font-weight-complex="bold"/>
    </style:style>
    <style:style style:name="T12" style:family="text">
      <style:text-properties fo:language="en" fo:country="US" fo:font-weight="bold" officeooo:rsid="00db5af0" style:font-weight-asian="bold" style:font-weight-complex="bold"/>
    </style:style>
    <style:style style:name="T13" style:family="text">
      <style:text-properties fo:language="en" fo:country="US" fo:font-weight="bold" officeooo:rsid="00dcf5f5" style:font-weight-asian="bold" style:font-weight-complex="bold"/>
    </style:style>
    <style:style style:name="T14" style:family="text">
      <style:text-properties fo:language="en" fo:country="US" fo:font-weight="bold" officeooo:rsid="00f0325e" style:font-weight-asian="bold" style:font-weight-complex="bold"/>
    </style:style>
    <style:style style:name="T15" style:family="text">
      <style:text-properties fo:language="en" fo:country="US" fo:font-weight="bold" officeooo:rsid="00f0f09f" style:font-weight-asian="bold" style:font-weight-complex="bold"/>
    </style:style>
    <style:style style:name="T16" style:family="text">
      <style:text-properties fo:language="en" fo:country="US" officeooo:rsid="00de83c3"/>
    </style:style>
    <style:style style:name="T17" style:family="text">
      <style:text-properties fo:language="en" fo:country="US" officeooo:rsid="00eac16c"/>
    </style:style>
    <style:style style:name="T18" style:family="text">
      <style:text-properties fo:language="en" fo:country="US" officeooo:rsid="00f0325e"/>
    </style:style>
    <style:style style:name="T19" style:family="text">
      <style:text-properties fo:language="en" fo:country="US" officeooo:rsid="017e8f62"/>
    </style:style>
    <style:style style:name="T20" style:family="text">
      <style:text-properties fo:language="en" fo:country="US" officeooo:rsid="01088bf7"/>
    </style:style>
    <style:style style:name="T21" style:family="text">
      <style:text-properties fo:language="en" fo:country="US" officeooo:rsid="010b1b81"/>
    </style:style>
    <style:style style:name="T22" style:family="text">
      <style:text-properties fo:language="en" fo:country="US" officeooo:rsid="010cc9b2"/>
    </style:style>
    <style:style style:name="T23" style:family="text">
      <style:text-properties fo:font-size="12pt" style:font-size-asian="12pt" style:font-size-complex="12pt"/>
    </style:style>
    <style:style style:name="T24" style:family="text">
      <style:text-properties fo:font-size="12pt" officeooo:rsid="00f3f0f7" style:font-size-asian="12pt" style:font-size-complex="12pt"/>
    </style:style>
    <style:style style:name="T25" style:family="text">
      <style:text-properties fo:font-size="12pt" fo:language="en" fo:country="US" officeooo:rsid="014c4d9b" style:font-size-asian="12pt" style:font-size-complex="12pt"/>
    </style:style>
    <style:style style:name="T26" style:family="text">
      <style:text-properties fo:color="#6600ff" fo:font-size="12pt" fo:font-weight="bold" officeooo:rsid="003c8774" style:font-size-asian="12pt" style:font-weight-asian="bold" style:font-size-complex="12pt" style:font-weight-complex="bold"/>
    </style:style>
    <style:style style:name="T27" style:family="text">
      <style:text-properties fo:color="#00cc00" fo:font-size="12pt" officeooo:rsid="003d3901" style:font-size-asian="12pt" style:font-size-complex="12pt"/>
    </style:style>
    <style:style style:name="T28" style:family="text">
      <style:text-properties officeooo:rsid="00e89e27"/>
    </style:style>
    <style:style style:name="T29" style:family="text">
      <style:text-properties officeooo:rsid="00b2cfc8"/>
    </style:style>
    <style:style style:name="T30" style:family="text">
      <style:text-properties officeooo:rsid="00702626"/>
    </style:style>
    <style:style style:name="T31" style:family="text">
      <style:text-properties style:use-window-font-color="true"/>
    </style:style>
    <style:style style:name="T32" style:family="text">
      <style:text-properties officeooo:rsid="007d4ecf"/>
    </style:style>
    <style:style style:name="T33" style:family="text">
      <style:text-properties officeooo:rsid="008c0d99"/>
    </style:style>
    <style:style style:name="T34" style:family="text">
      <style:text-properties officeooo:rsid="008d75e2"/>
    </style:style>
    <style:style style:name="T35" style:family="text">
      <style:text-properties officeooo:rsid="008e73d3"/>
    </style:style>
    <style:style style:name="T36" style:family="text">
      <style:text-properties officeooo:rsid="008edfca"/>
    </style:style>
    <style:style style:name="T37" style:family="text">
      <style:text-properties officeooo:rsid="0061f44e"/>
    </style:style>
    <style:style style:name="T38" style:family="text">
      <style:text-properties officeooo:rsid="0098219f"/>
    </style:style>
    <style:style style:name="T39" style:family="text">
      <style:text-properties officeooo:rsid="009bebea"/>
    </style:style>
    <style:style style:name="T40" style:family="text">
      <style:text-properties officeooo:rsid="009cf005"/>
    </style:style>
    <style:style style:name="T41" style:family="text">
      <style:text-properties officeooo:rsid="00a031b0"/>
    </style:style>
    <style:style style:name="T42" style:family="text">
      <style:text-properties officeooo:rsid="00a2e8f4"/>
    </style:style>
    <style:style style:name="T43" style:family="text">
      <style:text-properties officeooo:rsid="00a6a4cd"/>
    </style:style>
    <style:style style:name="T44" style:family="text">
      <style:text-properties officeooo:rsid="00a88459"/>
    </style:style>
    <style:style style:name="T45" style:family="text">
      <style:text-properties fo:color="#000000"/>
    </style:style>
    <style:style style:name="T46" style:family="text">
      <style:text-properties fo:color="#000000" officeooo:rsid="00b4cd38"/>
    </style:style>
    <style:style style:name="T47" style:family="text">
      <style:text-properties fo:color="#000000" officeooo:rsid="00aba222"/>
    </style:style>
    <style:style style:name="T48" style:family="text">
      <style:text-properties fo:color="#000000" officeooo:rsid="00acf3bb"/>
    </style:style>
    <style:style style:name="T49" style:family="text">
      <style:text-properties fo:color="#000000" officeooo:rsid="00adb50d"/>
    </style:style>
    <style:style style:name="T50" style:family="text">
      <style:text-properties fo:color="#000000" officeooo:rsid="00b2a004"/>
    </style:style>
    <style:style style:name="T51" style:family="text">
      <style:text-properties fo:color="#000000" officeooo:rsid="00ba3477"/>
    </style:style>
    <style:style style:name="T52" style:family="text">
      <style:text-properties fo:color="#000000" officeooo:rsid="00b991e9"/>
    </style:style>
    <style:style style:name="T53" style:family="text">
      <style:text-properties fo:color="#000000" officeooo:rsid="00c0e1c4"/>
    </style:style>
    <style:style style:name="T54" style:family="text">
      <style:text-properties fo:color="#000000" officeooo:rsid="00c0f0d7"/>
    </style:style>
    <style:style style:name="T55" style:family="text">
      <style:text-properties fo:color="#000000" officeooo:rsid="00c37e45"/>
    </style:style>
    <style:style style:name="T56" style:family="text">
      <style:text-properties fo:color="#000000" officeooo:rsid="00c53399"/>
    </style:style>
    <style:style style:name="T57" style:family="text">
      <style:text-properties fo:color="#000000" officeooo:rsid="00c57045"/>
    </style:style>
    <style:style style:name="T58" style:family="text">
      <style:text-properties fo:color="#000000" officeooo:rsid="00c7f917"/>
    </style:style>
    <style:style style:name="T59" style:family="text">
      <style:text-properties fo:color="#000000" officeooo:rsid="00c981f6"/>
    </style:style>
    <style:style style:name="T60" style:family="text">
      <style:text-properties fo:color="#000000" officeooo:rsid="00cc9926"/>
    </style:style>
    <style:style style:name="T61" style:family="text">
      <style:text-properties fo:color="#000000" fo:font-weight="bold" style:font-weight-asian="bold" style:font-weight-complex="bold"/>
    </style:style>
    <style:style style:name="T62" style:family="text">
      <style:text-properties fo:color="#000000" fo:font-weight="bold" officeooo:rsid="00b3548c" style:font-weight-asian="bold" style:font-weight-complex="bold"/>
    </style:style>
    <style:style style:name="T63" style:family="text">
      <style:text-properties fo:color="#000000" fo:font-weight="bold" officeooo:rsid="00ba3477" style:font-weight-asian="bold" style:font-weight-complex="bold"/>
    </style:style>
    <style:style style:name="T64" style:family="text">
      <style:text-properties fo:color="#000000" fo:font-weight="bold" officeooo:rsid="00c53399" style:font-weight-asian="bold" style:font-weight-complex="bold"/>
    </style:style>
    <style:style style:name="T65" style:family="text">
      <style:text-properties fo:color="#000000" fo:font-weight="bold" officeooo:rsid="00cc9926" style:font-weight-asian="bold" style:font-weight-complex="bold"/>
    </style:style>
    <style:style style:name="T66" style:family="text">
      <style:text-properties fo:color="#000000" fo:language="en" fo:country="US" officeooo:rsid="00e702e7"/>
    </style:style>
    <style:style style:name="T67" style:family="text">
      <style:text-properties fo:color="#000000" fo:language="en" fo:country="US" officeooo:rsid="01cad210" fo:background-color="#99ffcc" loext:char-shading-value="0"/>
    </style:style>
    <style:style style:name="T68" style:family="text">
      <style:text-properties fo:color="#000000" fo:language="en" fo:country="US" officeooo:rsid="01cefe25" fo:background-color="#99ffcc" loext:char-shading-value="0"/>
    </style:style>
    <style:style style:name="T69" style:family="text">
      <style:text-properties fo:color="#000000" fo:language="en" fo:country="US" officeooo:rsid="00f5d179" fo:background-color="#99ffcc" loext:char-shading-value="0"/>
    </style:style>
    <style:style style:name="T70" style:family="text">
      <style:text-properties fo:color="#000000" fo:language="en" fo:country="US" officeooo:rsid="0102cc89" fo:background-color="#99ffcc" loext:char-shading-value="0"/>
    </style:style>
    <style:style style:name="T71" style:family="text">
      <style:text-properties fo:color="#000000" fo:language="en" fo:country="US" officeooo:rsid="01048217" fo:background-color="#99ffcc" loext:char-shading-value="0"/>
    </style:style>
    <style:style style:name="T72" style:family="text">
      <style:text-properties fo:color="#000000" officeooo:rsid="00e702e7"/>
    </style:style>
    <style:style style:name="T73" style:family="text">
      <style:text-properties fo:color="#000000" officeooo:rsid="00e74391"/>
    </style:style>
    <style:style style:name="T74" style:family="text">
      <style:text-properties fo:color="#000000" officeooo:rsid="00f677ba"/>
    </style:style>
    <style:style style:name="T75" style:family="text">
      <style:text-properties fo:color="#000000" officeooo:rsid="00f782f3"/>
    </style:style>
    <style:style style:name="T76" style:family="text">
      <style:text-properties fo:color="#000000" fo:language="ru" fo:country="RU" officeooo:rsid="00ff9d6a" fo:background-color="#99ffcc" loext:char-shading-value="0"/>
    </style:style>
    <style:style style:name="T77" style:family="text">
      <style:text-properties fo:color="#000000" fo:language="ru" fo:country="RU" officeooo:rsid="010056d2" fo:background-color="#99ffcc" loext:char-shading-value="0"/>
    </style:style>
    <style:style style:name="T78" style:family="text">
      <style:text-properties officeooo:rsid="00ce9c4e"/>
    </style:style>
    <style:style style:name="T79" style:family="text">
      <style:text-properties officeooo:rsid="00cf6d8b"/>
    </style:style>
    <style:style style:name="T80" style:family="text">
      <style:text-properties officeooo:rsid="00cfad73"/>
    </style:style>
    <style:style style:name="T81" style:family="text">
      <style:text-properties officeooo:rsid="00d04a2a"/>
    </style:style>
    <style:style style:name="T82" style:family="text">
      <style:text-properties officeooo:rsid="00d32d76"/>
    </style:style>
    <style:style style:name="T83" style:family="text">
      <style:text-properties officeooo:rsid="00d4fac8"/>
    </style:style>
    <style:style style:name="T84" style:family="text">
      <style:text-properties officeooo:rsid="00d5fafa"/>
    </style:style>
    <style:style style:name="T85" style:family="text">
      <style:text-properties officeooo:rsid="00d823cb"/>
    </style:style>
    <style:style style:name="T86" style:family="text">
      <style:text-properties officeooo:rsid="00d8a334"/>
    </style:style>
    <style:style style:name="T87" style:family="text">
      <style:text-properties officeooo:rsid="00d994d8"/>
    </style:style>
    <style:style style:name="T88" style:family="text">
      <style:text-properties officeooo:rsid="00dac844"/>
    </style:style>
    <style:style style:name="T89" style:family="text">
      <style:text-properties officeooo:rsid="00e0ca33"/>
    </style:style>
    <style:style style:name="T90" style:family="text">
      <style:text-properties officeooo:rsid="00e33a2b"/>
    </style:style>
    <style:style style:name="T91" style:family="text">
      <style:text-properties officeooo:rsid="00e44cb9"/>
    </style:style>
    <style:style style:name="T92" style:family="text">
      <style:text-properties officeooo:rsid="00ec0e4e"/>
    </style:style>
    <style:style style:name="T93" style:family="text">
      <style:text-properties officeooo:rsid="00ee04aa"/>
    </style:style>
    <style:style style:name="T94" style:family="text">
      <style:text-properties officeooo:rsid="00ee8ee8"/>
    </style:style>
    <style:style style:name="T95" style:family="text">
      <style:text-properties officeooo:rsid="00eec634"/>
    </style:style>
    <style:style style:name="T96" style:family="text">
      <style:text-properties officeooo:rsid="00f1afc2"/>
    </style:style>
    <style:style style:name="T97" style:family="text">
      <style:text-properties officeooo:rsid="00fe0d42"/>
    </style:style>
    <style:style style:name="T98" style:family="text">
      <style:text-properties officeooo:rsid="02d38a8e"/>
    </style:style>
    <style:style style:name="T99" style:family="text">
      <style:text-properties officeooo:rsid="010a7dc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71cm" fo:text-indent="-0.635cm" fo:margin-left="1.37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5"><text:span text:style-name="T3">The </text:span><text:span text:style-name="T4">SMBX</text:span><text:span text:style-name="T20">1...</text:span><text:span text:style-name="T5">64</text:span><text:span text:style-name="T4"> *.</text:span><text:span text:style-name="T6">SAV </text:span><text:span text:style-name="T3">file</text:span><text:span text:style-name="T2"> </text:span><text:span text:style-name="T20">specification</text:span></text:p>
      <text:p text:style-name="P83"><text:span text:style-name="T21">Reverse-</text:span><text:span text:style-name="T22">e</text:span><text:span text:style-name="T21">ngined</text:span><text:span text:style-name="T17"> </text:span><text:span text:style-name="T2">by Wohlstand </text:span><text:span text:style-name="T1">0</text:span><text:span text:style-name="T16">4</text:span><text:span text:style-name="T1">/</text:span><text:span text:style-name="T16">29</text:span><text:span text:style-name="T1">/2014<text:line-break/></text:span></text:p>
      <text:p text:style-name="P84"><text:span text:style-name="T37"><text:s/>This is a saved game file. This file is a TEXT file</text:span>. <text:span text:style-name="T98">All parameters are written sequentially with separating by CRLF new-line character (This file format requires CRLF line feed only and LF-only file will cause crash of SMBX).</text:span></text:p>
      <text:p text:style-name="P88"/>
      <text:p text:style-name="P89">This file <text:span text:style-name="T92">is creating </text:span>auto<text:span text:style-name="T92">matically</text:span> on <text:span text:style-name="T99">each attempting to save a game.</text:span><text:line-break/><text:tab/><text:span text:style-name="T93">In the SMBX64 standard, this file is saved in the same folder along with the world files of an episode. The files are named in the following manner: </text:span>“save1.sav”, “save2.sav” <text:span text:style-name="T90">and “</text:span>save3.sav”. <text:span text:style-name="T89">SMXB64 only allows three game-save files in an episode folder.</text:span></text:p>
      <text:p text:style-name="P1"/>
      <text:p text:style-name="P2"><text:span text:style-name="Descr_5f_ttl2">Introduction</text:span></text:p>
      <text:p text:style-name="P81"><text:span text:style-name="T11">L</text:span><text:span text:style-name="T10">imits </text:span><text:span text:style-name="T12">for world map </text:span><text:span text:style-name="T13">objects</text:span><text:span text:style-name="T10">:</text:span></text:p>
      <text:p text:style-name="P9">Tiles:<text:tab/>20000</text:p>
      <text:p text:style-name="P9">Paths:<text:tab/>2000</text:p>
      <text:p text:style-name="P9">Music-Boxes:<text:tab/>1000</text:p>
      <text:p text:style-name="P10">Sceneries:<text:tab/>5000</text:p>
      <text:p text:style-name="P11">Levels:<text:tab/>400</text:p>
      <text:p text:style-name="P12"><text:span text:style-name="Descr_5f_ttl2"/></text:p>
      <text:p text:style-name="P12"><text:span text:style-name="Descr_5f_ttl2">File Format Specification</text:span></text:p>
      <text:p text:style-name="P4"><text:span text:style-name="Descr_5f_ttl2"/></text:p>
      <text:p text:style-name="P5">Structure:</text:p>
      <text:list xml:id="list365579903" text:style-name="L1">
        <text:list-item>
          <text:p text:style-name="P90">[Header <text:span text:style-name="T78">and character's attributes</text:span>]</text:p>
        </text:list-item>
        <text:list-item>
          <text:p text:style-name="P91">[<text:span text:style-name="T94">Visibility of levels objects, associated by array index in World map</text:span>]</text:p>
        </text:list-item>
        <text:list-item>
          <text:p text:style-name="P90">“next”</text:p>
        </text:list-item>
        <text:list-item>
          <text:p text:style-name="P91">[<text:span text:style-name="T38">Visibility of paths, associated by array index in World map</text:span>]</text:p>
        </text:list-item>
        <text:list-item>
          <text:p text:style-name="P90">“next”</text:p>
        </text:list-item>
        <text:list-item>
          <text:p text:style-name="P92">[<text:span text:style-name="T38">Visibility of scenery, associated by array index in World map</text:span>]</text:p>
        </text:list-item>
        <text:list-item>
          <text:p text:style-name="P90">“<text:span text:style-name="T30">next”</text:span></text:p>
        </text:list-item>
        <text:list-item>
          <text:p text:style-name="P93">[<text:span text:style-name="T39">gotten stars, pointers to the level section with gotten star</text:span>]</text:p>
        </text:list-item>
        <text:list-item>
          <text:p text:style-name="P93">“<text:span text:style-name="T30">next”</text:span></text:p>
        </text:list-item>
        <text:list-item>
          <text:p text:style-name="P94">[<text:span text:style-name="T87">Number</text:span> of stars <text:span text:style-name="T88">(parameter, gotten</text:span> from world map<text:span text:style-name="T88">)</text:span>]</text:p>
        </text:list-item>
      </text:list>
      <text:p text:style-name="P7"/>
      <text:p text:style-name="P3">The reference designations:</text:p>
      <text:list xml:id="list2906213836" text:style-name="L2">
        <text:list-item>
          <text:p text:style-name="P95"><text:span text:style-name="T94">standard</text:span> parameter</text:p>
        </text:list-item>
        <text:list-item>
          <text:p text:style-name="P96">Comment title</text:p>
        </text:list-item>
        <text:list-item>
          <text:p text:style-name="P97"><text:span text:style-name="Descr"><text:span text:style-name="T23">Comment description</text:span></text:span></text:p>
        </text:list-item>
        <text:list-item>
          <text:p text:style-name="P97"><text:span text:style-name="Descr"><text:span text:style-name="T26">loop</text:span></text:span></text:p>
        </text:list-item>
        <text:list-item>
          <text:p text:style-name="P97"><text:span text:style-name="Descr"><text:span text:style-name="T27">variable</text:span></text:span></text:p>
        </text:list-item>
        <text:list-item>
          <text:p text:style-name="P98"><text:span text:style-name="Descr_5f_special"><text:span text:style-name="T23">Special option, </text:span></text:span><text:span text:style-name="Descr_5f_special"><text:span text:style-name="T24">only used</text:span></text:span><text:span text:style-name="Descr_5f_special"><text:span text:style-name="T23"> under special conditions, differently is absent</text:span></text:span></text:p>
        </text:list-item>
        <text:list-item>
          <text:p text:style-name="P99"><text:span text:style-name="Descr_5f_FileFormatLimit">File format version limit</text:span></text:p>
        </text:list-item>
        <text:list-item>
          <text:p text:style-name="P100"><text:span text:style-name="Descr_5f_dtype"><text:span text:style-name="T40">Data type</text:span></text:span></text:p>
        </text:list-item>
      </text:list>
      <text:p text:style-name="P8"/>
      <text:p text:style-name="P86">--<text:span text:style-name="T28">File format description</text:span>--</text:p>
      <text:p text:style-name="P13">First <text:span text:style-name="T41">31</text:span> lines <text:span text:style-name="T29">(Header and character's attributes)</text:span>:</text:p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80">Parameter</text:p>
          </table:table-cell>
          <table:table-cell table:style-name="Таблица1.B1" office:value-type="string">
            <text:p text:style-name="P80">Description</text:p>
          </table:table-cell>
        </table:table-row>
        <table:table-row>
          <table:table-cell table:style-name="Таблица1.A2" office:value-type="string">
            <text:p text:style-name="P15">64</text:p>
          </table:table-cell>
          <table:table-cell table:style-name="Таблица1.B2" office:value-type="string">
            <text:p text:style-name="P15"><text:span text:style-name="Descr_5f_dtype"><text:span text:style-name="T34">(unsigned </text:span></text:span><text:span text:style-name="Descr_5f_dtype">int</text:span><text:span text:style-name="Descr_5f_dtype"><text:span text:style-name="T34">)</text:span></text:span><text:span text:style-name="Descr"><text:span text:style-name="T33"> File format version (Last in SMBX is </text:span></text:span><text:span text:style-name="Descr">64</text:span><text:span text:style-name="Descr"><text:span text:style-name="T32">)</text:span></text:span></text:p>
          </table:table-cell>
        </table:table-row>
        <table:table-row>
          <table:table-cell table:style-name="Таблица1.A5" office:value-type="string">
            <text:p text:style-name="P40">8</text:p>
          </table:table-cell>
          <table:table-cell table:style-name="Таблица1.B3" office:value-type="string">
            <text:p text:style-name="P14"><text:span text:style-name="Descr_5f_dtype">(</text:span><text:span text:style-name="Descr_5f_dtype"><text:span text:style-name="T42">int</text:span></text:span><text:span text:style-name="Descr_5f_dtype">)</text:span><text:span text:style-name="Descr"><text:span text:style-name="T35"> number of lives (0-99)</text:span></text:span></text:p>
          </table:table-cell>
        </table:table-row>
        <table:table-row>
          <table:table-cell table:style-name="Таблица1.A5" office:value-type="string">
            <text:p text:style-name="P41">84</text:p>
          </table:table-cell>
          <table:table-cell table:style-name="Таблица1.B4" office:value-type="string">
            <text:p text:style-name="P20"><text:span text:style-name="Descr_5f_dtype">(</text:span><text:span text:style-name="Descr_5f_dtype"><text:span text:style-name="T42">unsigned int</text:span></text:span><text:span text:style-name="Descr_5f_dtype">)</text:span><text:span text:style-name="Descr"><text:span text:style-name="T36"> number of coins (0-99)</text:span></text:span></text:p>
          </table:table-cell>
        </table:table-row>
        <table:table-row>
          <table:table-cell table:style-name="Таблица1.A5" office:value-type="string">
            <text:p text:style-name="P42">96</text:p>
          </table:table-cell>
          <table:table-cell table:style-name="Таблица1.B5" office:value-type="string">
            <text:p text:style-name="P18"><text:span text:style-name="Descr_5f_dtype">(</text:span><text:span text:style-name="Descr_5f_dtype"><text:span text:style-name="T43">long</text:span></text:span><text:span text:style-name="Descr_5f_dtype">)</text:span><text:span text:style-name="Descr"><text:span text:style-name="T36"> Player's position on world map X</text:span></text:span></text:p>
          </table:table-cell>
        </table:table-row>
        <table:table-row>
          <table:table-cell table:style-name="Таблица1.A6" office:value-type="string">
            <text:p text:style-name="P42">448</text:p>
          </table:table-cell>
          <table:table-cell table:style-name="Таблица1.B6" office:value-type="string">
            <text:p text:style-name="P21"><text:span text:style-name="Descr_5f_dtype">(</text:span><text:span text:style-name="Descr_5f_dtype"><text:span text:style-name="T43">long</text:span></text:span><text:span text:style-name="Descr_5f_dtype">)</text:span><text:span text:style-name="Descr"><text:span text:style-name="T36"> Player's position on world map Y</text:span></text:span></text:p>
          </table:table-cell>
        </table:table-row>
        <table:table-row>
          <table:table-cell table:style-name="Таблица1.A7" office:value-type="string">
            <text:p text:style-name="P43">1</text:p>
          </table:table-cell>
          <table:table-cell table:style-name="Таблица1.B7" office:value-type="string">
            <text:p text:style-name="P45"><text:span text:style-name="Descr_5f_dtype">(unsigned int)</text:span><text:span text:style-name="Descr"> </text:span><text:span text:style-name="Descr"><text:span text:style-name="T61">Mario's</text:span></text:span><text:span text:style-name="Descr"><text:span text:style-name="T45"> </text:span></text:span><text:span text:style-name="Descr"><text:span text:style-name="T66">power-up</text:span></text:span><text:span text:style-name="Descr"><text:span text:style-name="T45"> </text:span></text:span><text:span text:style-name="Descr"><text:span text:style-name="T46">(1-7)</text:span></text:span><text:span text:style-name="Descr"><text:span text:style-name="T45"><text:line-break/>1-small, 2-big, 3-fire, 4-racoon, 5-tanooki, 6-hammer, 7-ice</text:span></text:span></text:p>
          </table:table-cell>
        </table:table-row>
        <table:table-row>
          <table:table-cell table:style-name="Таблица1.A7" office:value-type="string">
            <text:p text:style-name="P43">34</text:p>
          </table:table-cell>
          <table:table-cell table:style-name="Таблица1.B7" office:value-type="string">
            <text:p text:style-name="P44"><text:span text:style-name="Descr_5f_dtype">(unsigned long)</text:span><text:span text:style-name="Descr"><text:span text:style-name="T45"> </text:span></text:span><text:span text:style-name="Descr"><text:span text:style-name="T47">Item slot contains (NPC-ID)</text:span></text:span></text:p>
          </table:table-cell>
        </table:table-row>
        <table:table-row>
          <table:table-cell table:style-name="Таблица1.A7" office:value-type="string">
            <text:p text:style-name="P43">1</text:p>
          </table:table-cell>
          <table:table-cell table:style-name="Таблица1.B7" office:value-type="string">
            <text:p text:style-name="P55"><text:span text:style-name="Descr_5f_dtype">(unsigned int)</text:span><text:span text:style-name="Descr"><text:span text:style-name="T45"> </text:span></text:span><text:span text:style-name="Descr"><text:span text:style-name="T48">Mount type (0,1,3)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text:span text:style-name="Descr"><text:span text:style-name="T48"><text:line-break/>0 – none, 1 – shoe, 3 - yoshi</text:span></text:span></text:p>
          </table:table-cell>
        </table:table-row>
        <table:table-row>
          <table:table-cell table:style-name="Таблица1.A7" office:value-type="string">
            <text:p text:style-name="P43">3</text:p>
          </table:table-cell>
          <table:table-cell table:style-name="Таблица1.B7" office:value-type="string">
            <text:p text:style-name="P44"><text:span text:style-name="Descr_5f_dtype">(unsigned int)</text:span><text:span text:style-name="Descr"><text:span text:style-name="T45"> </text:span></text:span><text:span text:style-name="Descr"><text:span text:style-name="T49">Mounted object ID (0 if mounts are absence)<text:line-break/>shoes: 1 – green, 2 – red, 3 – blue</text:span></text:span></text:p>
            <text:p text:style-name="P46"><text:span text:style-name="Descr"><text:span text:style-name="T49">Yoshis: 1 – green, 2 – blue, 3, 4, 5, 6, 7, </text:span></text:span><text:span text:style-name="Descr"><text:span text:style-name="T72">8</text:span></text:span></text:p>
          </table:table-cell>
        </table:table-row>
        <table:table-row>
          <table:table-cell table:style-name="Таблица1.A7" office:value-type="string">
            <text:p text:style-name="P43">0</text:p>
          </table:table-cell>
          <table:table-cell table:style-name="Таблица1.B7" office:value-type="string">
            <text:p text:style-name="P44"><text:span text:style-name="Descr_5f_dtype">(unsigned int)</text:span><text:span text:style-name="Descr"><text:span text:style-name="T45"> </text:span></text:span><text:span text:style-name="Descr"><text:span text:style-name="T50">Mario's health (not allowed for Mario by SMBX64)</text:span></text:span></text:p>
            <text:p text:style-name="P55"><text:span text:style-name="Descr"><text:span text:style-name="T50"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12" office:value-type="string">
            <text:p text:style-name="P65">5</text:p>
          </table:table-cell>
          <table:table-cell table:style-name="Таблица1.B12" office:value-type="string">
            <text:p text:style-name="P48"><text:span text:style-name="Descr_5f_dtype"><text:span text:style-name="T45">(unsigned int)</text:span></text:span><text:span text:style-name="Descr"><text:span text:style-name="T45"> </text:span></text:span><text:span text:style-name="Descr"><text:span text:style-name="T62">Luigi</text:span></text:span><text:span text:style-name="Descr"><text:span text:style-name="T61">'s</text:span></text:span><text:span text:style-name="Descr"><text:span text:style-name="T45"> </text:span></text:span><text:span text:style-name="Descr"><text:span text:style-name="T72">power-up</text:span></text:span><text:span text:style-name="Descr"><text:span text:style-name="T45"> </text:span></text:span><text:span text:style-name="Descr"><text:span text:style-name="T46">(1-7)<text:line-break/></text:span></text:span><text:span text:style-name="Descr"><text:span text:style-name="T45">1-small, 2-big, 3-fire, 4-racoon, 5-tanooki, 6-hammer, 7-ice</text:span></text:span></text:p>
          </table:table-cell>
        </table:table-row>
        <table:table-row>
          <table:table-cell table:style-name="Таблица1.A12" office:value-type="string">
            <text:p text:style-name="P60">0</text:p>
          </table:table-cell>
          <table:table-cell table:style-name="Таблица1.B12" office:value-type="string">
            <text:p text:style-name="P47"><text:span text:style-name="Descr_5f_dtype"><text:span text:style-name="T45">(unsigned long)</text:span></text:span><text:span text:style-name="Descr"><text:span text:style-name="T45"> </text:span></text:span><text:span text:style-name="Descr"><text:span text:style-name="T47">Item slot contains (NPC-ID)</text:span></text:span></text:p>
          </table:table-cell>
        </table:table-row>
        <table:table-row>
          <table:table-cell table:style-name="Таблица1.A12" office:value-type="string">
            <text:p text:style-name="P60">0</text:p>
          </table:table-cell>
          <table:table-cell table:style-name="Таблица1.B12" office:value-type="string">
            <text:p text:style-name="P55"><text:span text:style-name="Descr_5f_dtype"><text:span text:style-name="T45">(unsigned int)</text:span></text:span><text:span text:style-name="Descr"><text:span text:style-name="T45"> </text:span></text:span><text:span text:style-name="Descr"><text:span text:style-name="T48">Mount type (0,1,3)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12" office:value-type="string">
            <text:p text:style-name="P60">0</text:p>
          </table:table-cell>
          <table:table-cell table:style-name="Таблица1.B12" office:value-type="string">
            <text:p text:style-name="P57"><text:span text:style-name="Descr_5f_dtype"><text:span text:style-name="T45">(unsigned int)</text:span></text:span><text:span text:style-name="Descr"><text:span text:style-name="T45"> </text:span></text:span><text:span text:style-name="Descr"><text:span text:style-name="T49">Mounted object ID (0 if absence, 1-3 shoes, 1-</text:span></text:span><text:span text:style-name="Descr"><text:span text:style-name="T72">8</text:span></text:span><text:span text:style-name="Descr"><text:span text:style-name="T49"> yoshis)</text:span></text:span></text:p>
          </table:table-cell>
        </table:table-row>
        <table:table-row>
          <table:table-cell table:style-name="Таблица1.A12" office:value-type="string">
            <text:p text:style-name="P61">0</text:p>
          </table:table-cell>
          <table:table-cell table:style-name="Таблица1.B12" office:value-type="string">
            <text:p text:style-name="P56"><text:span text:style-name="Descr_5f_dtype"><text:span text:style-name="T45">(unsigned int)</text:span></text:span><text:span text:style-name="Descr"><text:span text:style-name="T45"> </text:span></text:span><text:span text:style-name="Descr"><text:span text:style-name="T52">Luigi's health (not allowed for Luigi by SMBX64)</text:span></text:span></text:p>
            <text:p text:style-name="P55"><text:span text:style-name="Descr"><text:span text:style-name="T52"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17" office:value-type="string">
            <text:p text:style-name="P65">6</text:p>
          </table:table-cell>
          <table:table-cell table:style-name="Таблица1.B17" office:value-type="string">
            <text:p text:style-name="P55"><text:span text:style-name="Descr_5f_dtype"><text:span text:style-name="T45">(unsigned int)</text:span></text:span><text:span text:style-name="Descr"><text:span text:style-name="T45"> </text:span></text:span><text:span text:style-name="Descr"><text:span text:style-name="T63">Peach's</text:span></text:span><text:span text:style-name="Descr"><text:span text:style-name="T51"> </text:span></text:span><text:span text:style-name="Descr"><text:span text:style-name="T72">power-up</text:span></text:span><text:span text:style-name="Descr"><text:span text:style-name="T51"> (1-7)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text:span text:style-name="Descr"><text:span text:style-name="T51"><text:line-break/></text:span></text:span><text:span text:style-name="Descr"><text:span text:style-name="T45">1-small, 2-big, 3-fire, 4-racoon, 5-tanooki, 6-</text:span></text:span><text:span text:style-name="Descr"><text:span text:style-name="T55">bombs</text:span></text:span><text:span text:style-name="Descr"><text:span text:style-name="T45">, 7-ice</text:span></text:span></text:p>
          </table:table-cell>
        </table:table-row>
        <table:table-row>
          <table:table-cell table:style-name="Таблица1.A17" office:value-type="string">
            <text:p text:style-name="P62">0</text:p>
          </table:table-cell>
          <table:table-cell table:style-name="Таблица1.B17" office:value-type="string">
            <text:p text:style-name="P55"><text:span text:style-name="Descr_5f_dtype"><text:span text:style-name="T45">(unsigned </text:span></text:span><text:span text:style-name="Descr_5f_dtype"><text:span text:style-name="T53">long</text:span></text:span><text:span text:style-name="Descr_5f_dtype"><text:span text:style-name="T45">)</text:span></text:span><text:span text:style-name="Descr"><text:span text:style-name="T45"> </text:span></text:span><text:span text:style-name="Descr"><text:span text:style-name="T51">Item Slot contains<text:tab/><text:tab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text:span text:style-name="Descr"><text:span text:style-name="T51"><text:line-break/>(not allowed for Peach by SMBX64)</text:span></text:span></text:p>
          </table:table-cell>
        </table:table-row>
        <table:table-row>
          <table:table-cell table:style-name="Таблица1.A17" office:value-type="string">
            <text:p text:style-name="P63">1</text:p>
          </table:table-cell>
          <table:table-cell table:style-name="Таблица1.B17" office:value-type="string">
            <text:p text:style-name="P55"><text:span text:style-name="Descr_5f_dtype"><text:span text:style-name="T45">(unsigned int)</text:span></text:span><text:span text:style-name="Descr"><text:span text:style-name="T45"> </text:span></text:span><text:span text:style-name="Descr"><text:span text:style-name="T48">Mount type (0,1,3)<text:tab/><text:tab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text:span text:style-name="Descr"><text:span text:style-name="T48"><text:line-break/>(Yoshis not allowed for Peach by SMBX64, 3 will not give effects)</text:span></text:span></text:p>
          </table:table-cell>
        </table:table-row>
        <table:table-row>
          <table:table-cell table:style-name="Таблица1.A17" office:value-type="string">
            <text:p text:style-name="P63">3</text:p>
          </table:table-cell>
          <table:table-cell table:style-name="Таблица1.B17" office:value-type="string">
            <text:p text:style-name="P55"><text:span text:style-name="Descr_5f_dtype"><text:span text:style-name="T45">(unsigned int)</text:span></text:span><text:span text:style-name="Descr"><text:span text:style-name="T45"> </text:span></text:span><text:span text:style-name="Descr"><text:span text:style-name="T49">Mounted object ID (0 if mounts are absence)<text:line-break/>shoes: 1 – green, 2 – red, 3 – blue<text:tab/><text:tab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17" office:value-type="string">
            <text:p text:style-name="P64">3</text:p>
          </table:table-cell>
          <table:table-cell table:style-name="Таблица1.B17" office:value-type="string">
            <text:p text:style-name="P55"><text:span text:style-name="Descr_5f_dtype"><text:span text:style-name="T45">(unsigned int)</text:span></text:span><text:span text:style-name="Descr"><text:span text:style-name="T45"> </text:span></text:span><text:span text:style-name="Descr"><text:span text:style-name="T54">Peach's health<text:tab/><text:tab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22" office:value-type="string">
            <text:p text:style-name="P65">3</text:p>
          </table:table-cell>
          <table:table-cell table:style-name="Таблица1.B22" office:value-type="string">
            <text:p text:style-name="P54"><text:span text:style-name="Descr_5f_dtype"><text:span text:style-name="T45">(unsigned int)</text:span></text:span><text:span text:style-name="Descr"><text:span text:style-name="T45"> </text:span></text:span><text:span text:style-name="Descr"><text:span text:style-name="T64">Toad's</text:span></text:span><text:span text:style-name="Descr"><text:span text:style-name="T56"> </text:span></text:span><text:span text:style-name="Descr"><text:span text:style-name="T72">power-up</text:span></text:span><text:span text:style-name="Descr"><text:span text:style-name="T56"> (1-7)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text:span text:style-name="Descr"><text:span text:style-name="T56"><text:line-break/></text:span></text:span><text:span text:style-name="Descr"><text:span text:style-name="T45">1-small, 2-big, 3-fire, 4-racoon, 5-tanooki, 6-</text:span></text:span><text:span text:style-name="Descr"><text:span text:style-name="T56">boomerang</text:span></text:span><text:span text:style-name="Descr"><text:span text:style-name="T45">, 7-ice</text:span></text:span></text:p>
          </table:table-cell>
        </table:table-row>
        <table:table-row>
          <table:table-cell table:style-name="Таблица1.A22" office:value-type="string">
            <text:p text:style-name="P66">0</text:p>
          </table:table-cell>
          <table:table-cell table:style-name="Таблица1.B22" office:value-type="string">
            <text:p text:style-name="P53"><text:span text:style-name="Descr_5f_dtype">(unsigned long)</text:span><text:span text:style-name="Descr"> </text:span><text:span text:style-name="Descr"><text:span text:style-name="T51">Item Slot contains<text:tab/><text:tab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text:span text:style-name="Descr"><text:span text:style-name="T51"><text:line-break/>(not allowed for </text:span></text:span><text:span text:style-name="Descr"><text:span text:style-name="T57">Toad</text:span></text:span><text:span text:style-name="Descr"><text:span text:style-name="T51"> by SMBX64)</text:span></text:span></text:p>
          </table:table-cell>
        </table:table-row>
        <table:table-row>
          <table:table-cell table:style-name="Таблица1.A22" office:value-type="string">
            <text:p text:style-name="P66">1</text:p>
          </table:table-cell>
          <table:table-cell table:style-name="Таблица1.B22" office:value-type="string">
            <text:p text:style-name="P52"><text:span text:style-name="Descr_5f_dtype">(unsigned int)</text:span><text:span text:style-name="Descr"> </text:span><text:span text:style-name="Descr"><text:span text:style-name="T48">Mount type (0,1,3)<text:tab/><text:tab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text:span text:style-name="Descr"><text:span text:style-name="T48"><text:line-break/>(Yoshis not allowed for </text:span></text:span><text:span text:style-name="Descr"><text:span text:style-name="T57">Toad</text:span></text:span><text:span text:style-name="Descr"><text:span text:style-name="T48"> by SMBX64, 3 will not give effects)</text:span></text:span></text:p>
          </table:table-cell>
        </table:table-row>
        <table:table-row>
          <table:table-cell table:style-name="Таблица1.A22" office:value-type="string">
            <text:p text:style-name="P67">2</text:p>
          </table:table-cell>
          <table:table-cell table:style-name="Таблица1.B22" office:value-type="string">
            <text:p text:style-name="P52"><text:span text:style-name="Descr_5f_dtype">(unsigned int)</text:span><text:span text:style-name="Descr"> </text:span><text:span text:style-name="Descr"><text:span text:style-name="T49">Mounted object ID (0 if mounts are absence)<text:line-break/>shoes: 1 – green, 2 – red, 3 – blue<text:tab/><text:tab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22" office:value-type="string">
            <text:p text:style-name="P68">3</text:p>
          </table:table-cell>
          <table:table-cell table:style-name="Таблица1.B22" office:value-type="string">
            <text:p text:style-name="P50"><text:span text:style-name="Descr_5f_dtype"><text:span text:style-name="T45">(unsigned int)</text:span></text:span><text:span text:style-name="Descr"><text:span text:style-name="T45"> </text:span></text:span><text:span text:style-name="Descr"><text:span text:style-name="T58">Toad's</text:span></text:span><text:span text:style-name="Descr"><text:span text:style-name="T54"> health </text:span></text:span><text:span text:style-name="Descr"><text:span text:style-name="T59">(1-3</text:span></text:span><text:span text:style-name="Descr"><text:span text:style-name="T74">)</text:span></text:span><text:span text:style-name="Descr"><text:span text:style-name="T59"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27" office:value-type="string">
            <text:p text:style-name="P69">2</text:p>
          </table:table-cell>
          <table:table-cell table:style-name="Таблица1.B27" office:value-type="string">
            <text:p text:style-name="P51"><text:span text:style-name="Descr_5f_dtype">(unsigned int)</text:span><text:span text:style-name="Descr"> </text:span><text:span text:style-name="Descr"><text:span text:style-name="T65">Link's</text:span></text:span><text:span text:style-name="Descr"><text:span text:style-name="T60"> </text:span></text:span><text:span text:style-name="Descr"><text:span text:style-name="T72">power-up</text:span></text:span><text:span text:style-name="Descr"><text:span text:style-name="T60"> (1-7</text:span></text:span><text:span text:style-name="Descr"><text:span text:style-name="T75">)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27" office:value-type="string">
            <text:p text:style-name="P69">0</text:p>
          </table:table-cell>
          <table:table-cell table:style-name="Таблица1.B27" office:value-type="string">
            <text:p text:style-name="P50"><text:span text:style-name="Descr_5f_dtype">(unsigned long)</text:span><text:span text:style-name="Descr"> </text:span><text:span text:style-name="Descr"><text:span text:style-name="T51">Item Slot contains<text:line-break/>(not allowed for </text:span></text:span><text:span text:style-name="Descr"><text:span text:style-name="T60">Link </text:span></text:span><text:span text:style-name="Descr"><text:span text:style-name="T51">by SMBX64)<text:tab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27" office:value-type="string">
            <text:p text:style-name="P69">0</text:p>
          </table:table-cell>
          <table:table-cell table:style-name="Таблица1.B27" office:value-type="string">
            <text:p text:style-name="P50"><text:span text:style-name="Descr_5f_dtype">(unsigned int)</text:span><text:span text:style-name="Descr"> </text:span><text:span text:style-name="Descr"><text:span text:style-name="T48">Mount type </text:span></text:span><text:span text:style-name="Descr"><text:span text:style-name="T60">(not allowed for Link by SMBX64)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27" office:value-type="string">
            <text:p text:style-name="P69">0</text:p>
          </table:table-cell>
          <table:table-cell table:style-name="Таблица1.B27" office:value-type="string">
            <text:p text:style-name="P50"><text:span text:style-name="Descr_5f_dtype">(unsigned int)</text:span> <text:span text:style-name="Descr"><text:span text:style-name="T48">Mount</text:span></text:span><text:span text:style-name="Descr"><text:span text:style-name="T73">ed object</text:span></text:span><text:span text:style-name="Descr"><text:span text:style-name="T48"> </text:span></text:span><text:span text:style-name="Descr"><text:span text:style-name="T60">(not allowed for Link by SMBX64)<text:line-break/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27" office:value-type="string">
            <text:p text:style-name="P69">2</text:p>
          </table:table-cell>
          <table:table-cell table:style-name="Таблица1.B27" office:value-type="string">
            <text:p text:style-name="P49"><text:span text:style-name="Descr_5f_dtype"><text:span text:style-name="T45">(unsigned int)</text:span></text:span><text:span text:style-name="Descr"><text:span text:style-name="T45"> </text:span></text:span><text:span text:style-name="Descr"><text:span text:style-name="T60">Link's health</text:span></text:span><text:span text:style-name="Descr"><text:span text:style-name="T19">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  <table:table-row>
          <table:table-cell table:style-name="Таблица1.A32" office:value-type="string">
            <text:p text:style-name="P44">12</text:p>
          </table:table-cell>
          <table:table-cell table:style-name="Таблица1.B32" office:value-type="string">
            <text:p text:style-name="P19"><text:span text:style-name="Descr_5f_dtype"><text:span text:style-name="T31">(</text:span></text:span><text:span text:style-name="Descr_5f_dtype"><text:span text:style-name="T44">unsigned long</text:span></text:span><text:span text:style-name="Descr_5f_dtype"><text:span text:style-name="T31">)</text:span></text:span><text:span text:style-name="Descr"><text:span text:style-name="T36"> Current world music ID</text:span></text:span></text:p>
          </table:table-cell>
        </table:table-row>
        <table:table-row>
          <table:table-cell table:style-name="Таблица1.A33" office:value-type="string">
            <text:p text:style-name="P58">#FALSE#</text:p>
          </table:table-cell>
          <table:table-cell table:style-name="Таблица1.B33" office:value-type="string">
            <text:p text:style-name="P59"><text:span text:style-name="Descr_5f_dtype">(bool)</text:span><text:span text:style-name="Descr"> Game was </text:span><text:span text:style-name="Descr"><text:span text:style-name="T97">completed <text:tab/></text:span></text:span><text:span text:style-name="Descr"><text:span text:style-name="T67">(&gt;</text:span></text:span><text:span text:style-name="Descr"><text:span text:style-name="T68">= </text:span></text:span><text:span text:style-name="Descr"><text:span text:style-name="T69">56</text:span></text:span><text:span text:style-name="Descr"><text:span text:style-name="T67">)</text:span></text:span></text:p>
          </table:table-cell>
        </table:table-row>
      </table:table>
      <text:p text:style-name="P16"><text:soft-page-break/><text:span text:style-name="Descr"/></text:p>
      <text:p text:style-name="P24"><text:span text:style-name="Descr_5f_ttl"><text:span text:style-name="T95">Visibility of level objects</text:span></text:span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table:number-columns-spanned="2" office:value-type="string">
            <text:p text:style-name="P25"><text:span text:style-name="Descr_5f_loop">(Loop = </text:span><text:span text:style-name="Descr_5f_loop"><text:span text:style-name="T84">number of level objects on the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2.A2" office:value-type="string">
            <text:p text:style-name="P70">#TRUE#</text:p>
          </table:table-cell>
          <table:table-cell table:style-name="Таблица2.B2" office:value-type="string">
            <text:p text:style-name="P17"><text:span text:style-name="Descr_5f_dtype">(</text:span><text:span text:style-name="Descr_5f_dtype"><text:span text:style-name="T80">bool</text:span></text:span><text:span text:style-name="Descr_5f_dtype">)</text:span> <text:span text:style-name="Descr"><text:span text:style-name="T81">Visibility of level object in world array by Index=</text:span></text:span><text:span text:style-name="Descr_5f_loop">CurrentLoop</text:span></text:p>
          </table:table-cell>
        </table:table-row>
        <table:table-row>
          <table:table-cell table:style-name="Таблица2.B2" table:number-columns-spanned="2" office:value-type="string">
            <text:p text:style-name="P29"><text:span text:style-name="Descr_5f_loop">(Loop end)</text:span></text:p>
          </table:table-cell>
          <table:covered-table-cell/>
        </table:table-row>
      </table:table>
      <text:p text:style-name="P35"><text:span text:style-name="Descr_5f_ttl">Marker between </text:span><text:span text:style-name="Descr_5f_ttl"><text:span text:style-name="T79">level objects visibility</text:span></text:span><text:span text:style-name="Descr_5f_ttl"> and </text:span><text:span text:style-name="Descr_5f_ttl"><text:span text:style-name="T79">paths</text:span></text:span><text:span text:style-name="Descr_5f_ttl"> </text:span><text:span text:style-name="Descr_5f_ttl"><text:span text:style-name="T18">visibility</text:span></text:span></text:p>
      <text:p text:style-name="P32">"next"<text:tab/></text:p>
      <text:p text:style-name="P32"/>
      <text:p text:style-name="P87"><text:span text:style-name="Descr_5f_ttl"><text:span text:style-name="T79">Visibility of paths</text:span></text:span></text:p>
      <table:table table:name="Таблица3" table:style-name="Таблица3">
        <table:table-column table:style-name="Таблица3.A"/>
        <table:table-column table:style-name="Таблица3.B"/>
        <table:table-row>
          <table:table-cell table:style-name="Таблица3.A1" table:number-columns-spanned="2" office:value-type="string">
            <text:p text:style-name="P26"><text:span text:style-name="Descr_5f_loop">(Loop = </text:span><text:span text:style-name="Descr_5f_loop"><text:span text:style-name="T84">number of paths objects on the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3.A2" office:value-type="string">
            <text:p text:style-name="P71">#TRUE#</text:p>
          </table:table-cell>
          <table:table-cell table:style-name="Таблица3.B2" office:value-type="string">
            <text:p text:style-name="P22"><text:span text:style-name="Descr_5f_dtype">(</text:span><text:span text:style-name="Descr_5f_dtype"><text:span text:style-name="T80">bool</text:span></text:span><text:span text:style-name="Descr_5f_dtype">)</text:span> <text:span text:style-name="Descr"><text:span text:style-name="T81">Visibility of path in world array by Index=</text:span></text:span><text:span text:style-name="Descr_5f_loop">CurrentLoop</text:span></text:p>
          </table:table-cell>
        </table:table-row>
        <table:table-row>
          <table:table-cell table:style-name="Таблица3.B2" table:number-columns-spanned="2" office:value-type="string">
            <text:p text:style-name="P30"><text:span text:style-name="Descr_5f_loop">(Loop end)</text:span></text:p>
          </table:table-cell>
          <table:covered-table-cell/>
        </table:table-row>
      </table:table>
      <text:p text:style-name="P38"><text:span text:style-name="Descr_5f_ttl">Marker between </text:span><text:span text:style-name="Descr_5f_ttl"><text:span text:style-name="T82">paths visibility</text:span></text:span><text:span text:style-name="Descr_5f_ttl"> and </text:span><text:span text:style-name="Descr_5f_ttl"><text:span text:style-name="T14">scenery</text:span></text:span><text:span text:style-name="Descr_5f_ttl"><text:span text:style-name="T82"> </text:span></text:span><text:span text:style-name="Descr_5f_ttl"><text:span text:style-name="T7">visib</text:span></text:span><text:span text:style-name="Descr_5f_ttl"><text:span text:style-name="T18">ility</text:span></text:span></text:p>
      <text:p text:style-name="P33">"next"</text:p>
      <text:p text:style-name="P33"/>
      <text:p text:style-name="P36"><text:span text:style-name="Descr_5f_ttl"><text:span text:style-name="T79">Visibility of scenery</text:span></text:span>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table:number-columns-spanned="2" office:value-type="string">
            <text:p text:style-name="P27"><text:span text:style-name="Descr_5f_loop">(Loop = </text:span><text:span text:style-name="Descr_5f_loop"><text:span text:style-name="T84">number of </text:span></text:span><text:span text:style-name="Descr_5f_loop"><text:span text:style-name="T15">scenery</text:span></text:span><text:span text:style-name="Descr_5f_loop"><text:span text:style-name="T84"> on world map, or while current!=“next”</text:span></text:span><text:span text:style-name="Descr_5f_loop">)</text:span></text:p>
          </table:table-cell>
          <table:covered-table-cell/>
        </table:table-row>
        <table:table-row>
          <table:table-cell table:style-name="Таблица4.A2" office:value-type="string">
            <text:p text:style-name="P71">#TRUE#</text:p>
          </table:table-cell>
          <table:table-cell table:style-name="Таблица4.B2" office:value-type="string">
            <text:p text:style-name="P22"><text:span text:style-name="Descr_5f_dtype">(</text:span><text:span text:style-name="Descr_5f_dtype"><text:span text:style-name="T80">bool</text:span></text:span><text:span text:style-name="Descr_5f_dtype">)</text:span> <text:span text:style-name="Descr"><text:span text:style-name="T81">Visibility of scenery in world array by Index=</text:span></text:span><text:span text:style-name="Descr_5f_loop">CurrentLoop</text:span></text:p>
          </table:table-cell>
        </table:table-row>
        <table:table-row>
          <table:table-cell table:style-name="Таблица4.B2" table:number-columns-spanned="2" office:value-type="string">
            <text:p text:style-name="P30"><text:span text:style-name="Descr_5f_loop">(Loop end)</text:span></text:p>
          </table:table-cell>
          <table:covered-table-cell/>
        </table:table-row>
      </table:table>
      <text:p text:style-name="P36"><text:span text:style-name="Descr_5f_ttl">Marker between </text:span><text:span text:style-name="Descr_5f_ttl"><text:span text:style-name="T96">scenery visibility</text:span></text:span><text:span text:style-name="Descr_5f_ttl"> and </text:span><text:span text:style-name="Descr_5f_ttl"><text:span text:style-name="T8">gotten stars list</text:span></text:span></text:p>
      <text:p text:style-name="P33">"next"</text:p>
      <text:p text:style-name="P37"><text:span text:style-name="Descr_5f_ttl"><text:span text:style-name="T83">Gotten stars</text:span></text:span></text:p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table:number-columns-spanned="2" office:value-type="string">
            <text:p text:style-name="P28"><text:span text:style-name="Descr_5f_loop">(Loop = </text:span><text:span text:style-name="Descr_5f_loop"><text:span text:style-name="T84">while current !=“next”</text:span></text:span><text:span text:style-name="Descr_5f_loop">)<text:tab/><text:tab/></text:span><text:span text:style-name="Descr"><text:span text:style-name="T67">(&gt;</text:span></text:span><text:span text:style-name="Descr"><text:span text:style-name="T68">= </text:span></text:span><text:span text:style-name="Descr"><text:span text:style-name="T76">7</text:span></text:span><text:span text:style-name="Descr"><text:span text:style-name="T67">)</text:span></text:span></text:p>
          </table:table-cell>
          <table:covered-table-cell/>
        </table:table-row>
        <table:table-row>
          <table:table-cell table:style-name="Таблица5.A2" office:value-type="string">
            <text:p text:style-name="P72">“<text:span text:style-name="T85">level_1-3.lvl</text:span>”</text:p>
          </table:table-cell>
          <table:table-cell table:style-name="Таблица5.B2" office:value-type="string">
            <text:p text:style-name="P23"><text:span text:style-name="Descr_5f_dtype">(</text:span><text:span text:style-name="Descr_5f_dtype"><text:span text:style-name="T85">string</text:span></text:span><text:span text:style-name="Descr_5f_dtype">)</text:span> <text:span text:style-name="Descr"><text:s/></text:span><text:span text:style-name="Descr"><text:span text:style-name="T85">Level file</text:span></text:span></text:p>
          </table:table-cell>
        </table:table-row>
        <table:table-row>
          <table:table-cell table:style-name="Таблица5.A2" office:value-type="string">
            <text:p text:style-name="P75">2</text:p>
          </table:table-cell>
          <table:table-cell table:style-name="Таблица5.B2" office:value-type="string">
            <text:p text:style-name="P76"><text:span text:style-name="Descr_5f_dtype">(unsigned int)</text:span> level section with gotten star <text:span text:style-name="T91">(0-20)<text:tab/><text:tab/></text:span><text:span text:style-name="Descr"><text:span text:style-name="T67">(&gt;</text:span></text:span><text:span text:style-name="Descr"><text:span text:style-name="T68">= </text:span></text:span><text:span text:style-name="Descr"><text:span text:style-name="T77">16</text:span></text:span><text:span text:style-name="Descr"><text:span text:style-name="T67">)</text:span></text:span></text:p>
          </table:table-cell>
        </table:table-row>
        <table:table-row>
          <table:table-cell table:style-name="Таблица5.B2" table:number-columns-spanned="2" office:value-type="string">
            <text:p text:style-name="P31"><text:span text:style-name="Descr_5f_loop">(Loop end)</text:span></text:p>
          </table:table-cell>
          <table:covered-table-cell/>
        </table:table-row>
      </table:table>
      <text:p text:style-name="P37"><text:span text:style-name="Descr_5f_ttl">Marker between </text:span><text:span text:style-name="Descr_5f_ttl"><text:span text:style-name="T86">gotten </text:span></text:span><text:span text:style-name="Descr_5f_ttl"><text:span text:style-name="T9">stars and stars quantity</text:span></text:span></text:p>
      <text:p text:style-name="P34">"next”<text:tab/><text:span text:style-name="Descr"><text:span text:style-name="T67">(&gt;</text:span></text:span><text:span text:style-name="Descr"><text:span text:style-name="T68">= </text:span></text:span><text:span text:style-name="Descr"><text:span text:style-name="T70">16</text:span></text:span><text:span text:style-name="Descr"><text:span text:style-name="T67">)</text:span></text:span></text:p>
      <text:p text:style-name="P73"><text:span text:style-name="Descr_5f_ttl"/></text:p>
      <text:p text:style-name="P74"/>
      <table:table table:name="Таблица6" table:style-name="Таблица6">
        <table:table-column table:style-name="Таблица6.A"/>
        <table:table-column table:style-name="Таблица6.B"/>
        <table:table-row>
          <table:table-cell table:style-name="Таблица6.A1" office:value-type="string">
            <text:p text:style-name="P79">10</text:p>
          </table:table-cell>
          <table:table-cell table:style-name="Таблица6.B1" office:value-type="string">
            <text:p text:style-name="P77"><text:span text:style-name="Descr_5f_dtype">(unsigned </text:span><text:span text:style-name="Descr_5f_dtype"><text:span text:style-name="T86">long</text:span></text:span><text:span text:style-name="Descr_5f_dtype">)</text:span> <text:span text:style-name="T86">number of stars (parameter, gotten from world map)</text:span></text:p>
            <text:p text:style-name="P78"><text:tab/><text:span text:style-name="Descr"><text:span text:style-name="T67">(&gt;</text:span></text:span><text:span text:style-name="Descr"><text:span text:style-name="T68">= </text:span></text:span><text:span text:style-name="Descr"><text:span text:style-name="T71">21</text:span></text:span><text:span text:style-name="Descr"><text:span text:style-name="T67">)</text:span></text:span></text:p>
          </table:table-cell>
        </table:table-row>
      </table:table>
      <text:p text:style-name="P82"><text:span text:style-name="Descr_5f_loop"><text:span text:style-name="T23"/></text:span></text:p>
      <text:p text:style-name="P6">--End of file--</text:p>
      <text:p text:style-name="P39"><text:span text:style-name="Descr_5f_ttl2"><text:span text:style-name="T25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Field_5f_Desc" style:display-name="Field_Desc" style:family="paragraph" style:parent-style-name="Standard" style:class="text">
      <style:text-properties fo:language="ru" fo:country="RU" officeooo:rsid="00018ec4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eld_5f_type" style:display-name="Field_type" style:family="paragraph" style:parent-style-name="Standard" style:class="list">
      <style:paragraph-properties fo:margin-top="0cm" fo:margin-bottom="0cm" loext:contextual-spacing="false" fo:text-align="start" style:justify-single-word="false">
        <style:tab-stops>
          <style:tab-stop style:position="6.085cm"/>
        </style:tab-stops>
      </style:paragraph-properties>
      <style:text-properties fo:font-size="12pt" fo:language="en" fo:country="US" officeooo:rsid="00782df8" fo:background-color="#99ffcc" style:font-size-asian="12pt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scr" style:family="text">
      <style:text-properties fo:color="#b2b2b2" fo:language="en" fo:country="US" officeooo:rsid="00042cf1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scr_5f_ttl" style:display-name="Descr_ttl" style:family="text">
      <style:text-properties fo:color="#ffd320" fo:language="en" fo:country="US" fo:font-weight="bold" officeooo:rsid="000d44c4" fo:background-color="transparent" style:font-weight-asian="bold" style:font-weight-complex="bold"/>
    </style:style>
    <style:style style:name="Descr_5f_loop" style:display-name="Descr_loop" style:family="text">
      <style:text-properties fo:color="#0066cc" fo:language="en" fo:country="US" fo:font-weight="bold" officeooo:rsid="000d44c4" fo:background-color="transparent" style:font-weight-asian="bold" style:font-weight-complex="bold"/>
    </style:style>
    <style:style style:name="Descr_5f_special" style:display-name="Descr_special" style:family="text">
      <style:text-properties fo:color="#9933ff" fo:language="en" fo:country="US" fo:font-style="italic" officeooo:rsid="00719929" style:font-style-asian="italic" style:font-style-complex="italic"/>
    </style:style>
    <style:style style:name="Descr_5f_ttl2" style:display-name="Descr_ttl2" style:family="text">
      <style:text-properties fo:color="#800000" fo:font-size="14pt" fo:language="en" fo:country="US" fo:font-weight="bold" style:font-size-asian="12pt" style:font-weight-asian="bold" style:font-size-complex="12pt" style:font-weight-complex="bold"/>
    </style:style>
    <style:style style:name="Descr_5f_var" style:display-name="Descr_var" style:family="text">
      <style:text-properties fo:color="#00cc00" fo:font-size="12pt" fo:language="en" fo:country="US" officeooo:rsid="003d3901" style:font-size-asian="12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scr_5f_FileFormatLimit" style:display-name="Descr_FileFormatLimit" style:family="text">
      <style:text-properties fo:font-size="12pt" fo:language="en" fo:country="US" officeooo:rsid="00782df8" fo:background-color="#99ffcc" style:font-size-asian="12pt" style:language-asian="zxx" style:country-asian="none" style:font-size-complex="12pt" style:language-complex="zxx" style:country-complex="none"/>
    </style:style>
    <style:style style:name="Descr_5f_dtype" style:display-name="Descr_dtype" style:family="text">
      <style:text-properties fo:font-size="12pt" fo:language="en" fo:country="US" officeooo:rsid="021c0b80" fo:background-color="#ffffcc" style:font-size-asian="12pt" style:font-size-complex="12pt"/>
    </style:style>
    <style:style style:name="Footnote_20_Symbol" style:display-name="Footnote Symbol" style:family="text"/>
    <style:style style:name="Page_20_Number" style:display-name="Page Number" style:family="text"/>
    <style:style style:name="Caption_20_characters" style:display-name="Caption characters" style:family="text"/>
    <style:style style:name="Drop_20_Caps" style:display-name="Drop Caps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dex_20_Link" style:display-name="Index Link" style:family="text"/>
    <style:style style:name="Endnote_20_Symbol" style:display-name="Endnote Symbol" style:family="text"/>
    <style:style style:name="Line_20_numbering" style:display-name="Line numbering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2H19M49S</meta:editing-duration>
    <meta:editing-cycles>253</meta:editing-cycles>
    <meta:generator>LibreOffice/6.0.7.3$Linux_X86_64 LibreOffice_project/00m0$Build-3</meta:generator>
    <dc:date>2020-01-25T01:52:52.043806203</dc:date>
    <dc:creator>Wohlstand  Fox</dc:creator>
    <meta:document-statistic meta:table-count="6" meta:image-count="0" meta:object-count="0" meta:page-count="3" meta:paragraph-count="137" meta:word-count="792" meta:character-count="4699" meta:non-whitespace-character-count="4024"/>
    <meta:user-defined meta:name="Info 1"/>
    <meta:user-defined meta:name="Info 2"/>
    <meta:user-defined meta:name="Info 3"/>
    <meta:user-defined meta:name="Info 4"/>
  </office:meta>
</office:document-meta>
</file>